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  <manifest:file-entry manifest:full-path="layout-cache" manifest:media-type="application/binary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Tabla1" style:family="table">
      <style:table-properties style:width="25.28cm" table:align="center" style:writing-mode="lr-tb"/>
    </style:style>
    <style:style style:name="Tabla1.A" style:family="table-column">
      <style:table-column-properties style:column-width="3.844cm"/>
    </style:style>
    <style:style style:name="Tabla1.B" style:family="table-column">
      <style:table-column-properties style:column-width="3.201cm"/>
    </style:style>
    <style:style style:name="Tabla1.C" style:family="table-column">
      <style:table-column-properties style:column-width="1.242cm"/>
    </style:style>
    <style:style style:name="Tabla1.D" style:family="table-column">
      <style:table-column-properties style:column-width="1.743cm"/>
    </style:style>
    <style:style style:name="Tabla1.E" style:family="table-column">
      <style:table-column-properties style:column-width="4.025cm"/>
    </style:style>
    <style:style style:name="Tabla1.F" style:family="table-column">
      <style:table-column-properties style:column-width="1.191cm"/>
    </style:style>
    <style:style style:name="Tabla1.G" style:family="table-column">
      <style:table-column-properties style:column-width="0.559cm"/>
    </style:style>
    <style:style style:name="Tabla1.H" style:family="table-column">
      <style:table-column-properties style:column-width="3.706cm"/>
    </style:style>
    <style:style style:name="Tabla1.I" style:family="table-column">
      <style:table-column-properties style:column-width="1.75cm"/>
    </style:style>
    <style:style style:name="Tabla1.J" style:family="table-column">
      <style:table-column-properties style:column-width="4.02cm"/>
    </style:style>
    <style:style style:name="Tabla1.1" style:family="table-row">
      <style:table-row-properties style:min-row-height="0.579cm" fo:keep-together="auto"/>
    </style:style>
    <style:style style:name="Tabla1.A1" style:family="table-cell">
      <style:table-cell-properties style:vertical-align="top" fo:background-color="#a6a6a6" fo:padding-left="0.189cm" fo:padding-right="0.203cm" fo:padding-top="0cm" fo:padding-bottom="0cm" fo:border="0.5pt solid #000001" style:writing-mode="lr-tb">
        <style:background-image/>
      </style:table-cell-properties>
    </style:style>
    <style:style style:name="Tabla1.3" style:family="table-row">
      <style:table-row-properties style:min-row-height="0.857cm" fo:keep-together="auto"/>
    </style:style>
    <style:style style:name="Tabla1.A3" style:family="table-cell">
      <style:table-cell-properties style:vertical-align="top" fo:background-color="#a6a6a6" fo:padding-left="0.189cm" fo:padding-right="0.203cm" fo:padding-top="0cm" fo:padding-bottom="0cm" fo:border-left="0.5pt solid #000001" fo:border-right="none" fo:border-top="0.5pt solid #000001" fo:border-bottom="0.5pt solid #000001" style:writing-mode="lr-tb">
        <style:background-image/>
      </style:table-cell-properties>
    </style:style>
    <style:style style:name="Tabla1.4" style:family="table-row">
      <style:table-row-properties style:min-row-height="1.24cm" fo:keep-together="auto"/>
    </style:style>
    <style:style style:name="Tabla1.A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4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4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5" style:family="table-row">
      <style:table-row-properties style:min-row-height="0.538cm" fo:keep-together="auto"/>
    </style:style>
    <style:style style:name="Tabla1.A6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6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7" style:family="table-row">
      <style:table-row-properties style:min-row-height="0.864cm" fo:keep-together="auto"/>
    </style:style>
    <style:style style:name="Tabla1.A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H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9" style:family="table-row">
      <style:table-row-properties style:min-row-height="0.422cm" fo:keep-together="auto"/>
    </style:style>
    <style:style style:name="Tabla1.10" style:family="table-row">
      <style:table-row-properties style:min-row-height="1.259cm" fo:keep-together="auto"/>
    </style:style>
    <style:style style:name="Tabla1.11" style:family="table-row">
      <style:table-row-properties style:min-row-height="1.63cm" fo:keep-together="auto"/>
    </style:style>
    <style:style style:name="Tabla1.A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2" style:family="table-row">
      <style:table-row-properties style:min-row-height="0.487cm" fo:keep-together="auto"/>
    </style:style>
    <style:style style:name="Tabla1.A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2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2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3" style:family="table-row">
      <style:table-row-properties style:min-row-height="1.482cm" fo:keep-together="auto"/>
    </style:style>
    <style:style style:name="Tabla1.A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B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E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3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J13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4" style:family="table-row">
      <style:table-row-properties style:min-row-height="0.462cm" fo:keep-together="auto"/>
    </style:style>
    <style:style style:name="Tabla1.15" style:family="table-row">
      <style:table-row-properties style:min-row-height="1.124cm" fo:keep-together="auto"/>
    </style:style>
    <style:style style:name="Tabla1.A15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Tabla1.16" style:family="table-row">
      <style:table-row-properties style:min-row-height="0.554cm" fo:keep-together="auto"/>
    </style:style>
    <style:style style:name="Tabla1.17" style:family="table-row">
      <style:table-row-properties style:min-row-height="0.912cm" fo:keep-together="auto"/>
    </style:style>
    <style:style style:name="Tabla1.18" style:family="table-row">
      <style:table-row-properties style:min-row-height="0.575cm" fo:keep-together="auto"/>
    </style:style>
    <style:style style:name="Tabla1.A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8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8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8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19" style:family="table-row">
      <style:table-row-properties style:min-row-height="0.732cm" fo:keep-together="auto"/>
    </style:style>
    <style:style style:name="Tabla1.A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19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19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19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0" style:family="table-row">
      <style:table-row-properties style:min-row-height="0.573cm" fo:keep-together="auto"/>
    </style:style>
    <style:style style:name="Tabla1.A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C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D20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G20" style:family="table-cell">
      <style:table-cell-properties style:vertical-align="middle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I20" style:family="table-cell">
      <style:table-cell-properties style:vertical-align="middle" fo:padding-left="0.189cm" fo:padding-right="0.203cm" fo:padding-top="0cm" fo:padding-bottom="0cm" fo:border="0.5pt solid #000001" style:writing-mode="lr-tb"/>
    </style:style>
    <style:style style:name="Tabla1.21" style:family="table-row">
      <style:table-row-properties style:min-row-height="2.457cm" fo:keep-together="auto"/>
    </style:style>
    <style:style style:name="Tabla1.A21" style:family="table-cell">
      <style:table-cell-properties style:vertical-align="top" fo:padding-left="0.189cm" fo:padding-right="0.203cm" fo:padding-top="0cm" fo:padding-bottom="0cm" fo:border-left="0.5pt solid #000001" fo:border-right="none" fo:border-top="0.5pt solid #000001" fo:border-bottom="0.5pt solid #000001" style:writing-mode="lr-tb"/>
    </style:style>
    <style:style style:name="Tabla1.F21" style:family="table-cell">
      <style:table-cell-properties style:vertical-align="top" fo:padding-left="0.189cm" fo:padding-right="0.203cm" fo:padding-top="0cm" fo:padding-bottom="0cm" fo:border="0.5pt solid #000001" style:writing-mode="lr-tb"/>
    </style:style>
    <style:style style:name="P1" style:family="paragraph" style:parent-style-name="Standard">
      <style:paragraph-properties fo:line-height="100%"/>
    </style:style>
    <style:style style:name="P2" style:family="paragraph" style:parent-style-name="Standard">
      <style:paragraph-properties fo:line-height="100%" fo:text-align="center" style:justify-single-word="false"/>
    </style:style>
    <style:style style:name="P3" style:family="paragraph" style:parent-style-name="Standard">
      <style:paragraph-properties fo:line-height="100%" fo:hyphenation-ladder-count="no-limit" style:text-autospace="none"/>
      <style:text-properties fo:hyphenate="true" fo:hyphenation-remain-char-count="2" fo:hyphenation-push-char-count="2" loext:hyphenation-no-caps="false"/>
    </style:style>
    <style:style style:name="P4" style:family="paragraph" style:parent-style-name="Standard">
      <style:paragraph-properties fo:line-height="100%" fo:text-align="justify" style:justify-single-word="false"/>
    </style:style>
    <style:style style:name="P5" style:family="paragraph" style:parent-style-name="Standard">
      <style:paragraph-properties fo:line-height="100%" fo:text-align="justify" style:justify-single-word="false" fo:hyphenation-ladder-count="no-limit" style:text-autospace="none"/>
      <style:text-properties fo:hyphenate="true" fo:hyphenation-remain-char-count="2" fo:hyphenation-push-char-count="2" loext:hyphenation-no-caps="false"/>
    </style:style>
    <style:style style:name="P6" style:family="paragraph" style:parent-style-name="Standard">
      <style:paragraph-properties fo:line-height="100%" style:snap-to-layout-grid="false"/>
    </style:style>
    <style:style style:name="P7" style:family="paragraph" style:parent-style-name="Standard">
      <style:paragraph-properties fo:line-height="100%"/>
      <style:text-properties fo:font-size="8pt" style:font-size-asian="8pt"/>
    </style:style>
    <style:style style:name="P8" style:family="paragraph" style:parent-style-name="Standard">
      <style:paragraph-properties fo:line-height="100%" style:snap-to-layout-grid="false"/>
      <style:text-properties fo:font-weight="bold" style:font-weight-asian="bold"/>
    </style:style>
    <style:style style:name="P9" style:family="paragraph" style:parent-style-name="Standard">
      <style:paragraph-properties fo:line-height="100%"/>
      <style:text-properties style:font-name="Arial" fo:font-size="10pt" fo:font-weight="bold" style:font-name-asian="Arial" style:font-size-asian="10pt" style:font-weight-asian="bold" style:font-name-complex="Arial"/>
    </style:style>
    <style:style style:name="P10" style:family="paragraph" style:parent-style-name="Standard">
      <style:paragraph-properties fo:line-height="100%" fo:text-align="center" style:justify-single-word="false"/>
      <style:text-properties style:font-name="Arial" fo:font-size="10pt" fo:font-weight="bold" style:font-name-asian="Arial" style:font-size-asian="10pt" style:font-weight-asian="bold" style:font-name-complex="Arial"/>
    </style:style>
    <style:style style:name="P11" style:family="paragraph" style:parent-style-name="Standard">
      <style:paragraph-properties fo:line-height="100%" fo:text-align="center" style:justify-single-word="false" style:snap-to-layout-grid="false"/>
      <style:text-properties style:font-name="Arial" fo:font-size="12pt" fo:font-weight="bold" style:font-name-asian="Arial" style:font-size-asian="12pt" style:font-weight-asian="bold" style:font-name-complex="Arial"/>
    </style:style>
    <style:style style:name="P12" style:family="paragraph" style:parent-style-name="Standard">
      <style:paragraph-properties fo:line-height="100%"/>
      <style:text-properties style:font-name="Arial" fo:font-weight="bold" style:font-name-asian="Arial" style:font-weight-asian="bold" style:font-name-complex="Arial"/>
    </style:style>
    <style:style style:name="P13" style:family="paragraph" style:parent-style-name="Standard">
      <style:paragraph-properties fo:line-height="100%" fo:text-align="center" style:justify-single-word="false"/>
      <style:text-properties style:font-name="Arial" fo:font-weight="bold" style:font-name-asian="Arial" style:font-weight-asian="bold" style:font-name-complex="Arial"/>
    </style:style>
    <style:style style:name="P14" style:family="paragraph" style:parent-style-name="Standard">
      <style:paragraph-properties fo:line-height="100%" fo:text-align="center" style:justify-single-word="false"/>
      <style:text-properties style:font-name="Arial" fo:font-size="3pt" fo:font-weight="bold" style:font-name-asian="Arial" style:font-size-asian="3pt" style:font-weight-asian="bold" style:font-name-complex="Arial"/>
    </style:style>
    <style:style style:name="P15" style:family="paragraph" style:parent-style-name="Standard">
      <style:paragraph-properties fo:text-align="center" style:justify-single-word="false"/>
      <style:text-properties style:font-name="Arial" fo:font-size="9pt" style:font-name-asian="Arial" style:font-size-asian="9pt" style:font-name-complex="Arial"/>
    </style:style>
    <style:style style:name="P16" style:family="paragraph" style:parent-style-name="Standard">
      <style:paragraph-properties fo:line-height="100%"/>
      <style:text-properties style:font-name="Arial" style:font-name-asian="Arial" style:font-name-complex="Arial"/>
    </style:style>
    <style:style style:name="P17" style:family="paragraph" style:parent-style-name="Standard">
      <style:paragraph-properties fo:text-align="center" style:justify-single-word="false"/>
    </style:style>
    <style:style style:name="P18" style:family="paragraph" style:parent-style-name="Standard" style:master-page-name="Standard">
      <style:paragraph-properties fo:margin-left="0.635cm" fo:margin-right="0cm" fo:margin-top="0cm" fo:margin-bottom="0.041cm" style:contextual-spacing="false" fo:line-height="100%" fo:text-align="center" style:justify-single-word="false" fo:text-indent="0cm" style:auto-text-indent="false" style:page-number="auto"/>
      <style:text-properties style:font-name="Arial" fo:font-size="8pt" fo:font-weight="bold" style:font-name-asian="Arial" style:font-size-asian="8pt" style:font-weight-asian="bold" style:font-name-complex="Arial"/>
    </style:style>
    <style:style style:name="P19" style:family="paragraph" style:parent-style-name="Standard" style:list-style-name="WW8Num1">
      <style:paragraph-properties fo:margin-left="0.635cm" fo:margin-right="0cm" fo:line-height="100%" fo:text-indent="-0.635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0" style:family="paragraph" style:parent-style-name="Standard">
      <style:paragraph-properties fo:margin-left="-0.009cm" fo:margin-right="0cm" fo:margin-top="0cm" fo:margin-bottom="0.429cm" style:contextual-spacing="false" fo:line-height="100%" fo:text-indent="-0.018cm" style:auto-text-indent="false"/>
      <style:text-properties style:font-name="Arial" fo:font-size="8pt" fo:font-weight="bold" style:font-name-asian="Arial" style:font-size-asian="8pt" style:font-weight-asian="bold" style:font-name-complex="Arial"/>
    </style:style>
    <style:style style:name="P21" style:family="paragraph" style:parent-style-name="Standard">
      <style:paragraph-properties fo:margin-left="0.164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2" style:family="paragraph" style:parent-style-name="Standard">
      <style:paragraph-properties fo:margin-left="0.191cm" fo:margin-right="0cm" fo:line-height="100%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3" style:family="paragraph" style:parent-style-name="Standard">
      <style:paragraph-properties fo:margin-left="2.746cm" fo:margin-right="0cm" fo:line-height="100%" fo:text-indent="-0.191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4" style:family="paragraph" style:parent-style-name="Standard">
      <style:paragraph-properties fo:margin-left="0.637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25" style:family="paragraph" style:parent-style-name="Standard">
      <style:paragraph-properties fo:margin-left="2.524cm" fo:margin-right="0cm" fo:line-height="100%" fo:text-indent="0.076cm" style:auto-text-indent="false"/>
    </style:style>
    <style:style style:name="P26" style:family="paragraph" style:parent-style-name="Standard">
      <style:paragraph-properties fo:margin-left="0.686cm" fo:margin-right="0cm" fo:line-height="100%" fo:text-indent="0cm" style:auto-text-indent="false"/>
    </style:style>
    <style:style style:name="P27" style:family="paragraph" style:parent-style-name="Standard">
      <style:paragraph-properties fo:margin-left="0.811cm" fo:margin-right="0cm" fo:line-height="96%" fo:text-indent="-0.75cm" style:auto-text-indent="false"/>
    </style:style>
    <style:style style:name="P28" style:family="paragraph" style:parent-style-name="Standard">
      <style:paragraph-properties fo:margin-left="0.002cm" fo:margin-right="0cm" fo:text-indent="0cm" style:auto-text-indent="false"/>
      <style:text-properties style:font-name="Arial" fo:font-size="9pt" style:font-name-asian="Arial" style:font-size-asian="9pt" style:font-name-complex="Arial"/>
    </style:style>
    <style:style style:name="P29" style:family="paragraph" style:parent-style-name="Standard">
      <style:paragraph-properties fo:margin-left="0.002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0" style:family="paragraph" style:parent-style-name="Standard">
      <style:paragraph-properties fo:margin-left="0.002cm" fo:margin-right="0cm" fo:line-height="100%" fo:text-indent="0cm" style:auto-text-indent="false"/>
    </style:style>
    <style:style style:name="P31" style:family="paragraph" style:parent-style-name="Standard">
      <style:paragraph-properties fo:margin-left="0.81cm" fo:margin-right="0cm" fo:line-height="96%" fo:text-indent="-0.808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2" style:family="paragraph" style:parent-style-name="Standard">
      <style:paragraph-properties fo:margin-left="0.002cm" fo:margin-right="3.244cm" fo:text-indent="0cm" style:auto-text-indent="false"/>
    </style:style>
    <style:style style:name="P33" style:family="paragraph" style:parent-style-name="Standard">
      <style:paragraph-properties fo:margin-left="0.811cm" fo:margin-right="0cm" fo:line-height="100%" fo:text-indent="-0.81cm" style:auto-text-indent="false"/>
    </style:style>
    <style:style style:name="P34" style:family="paragraph" style:parent-style-name="Standard">
      <style:paragraph-properties fo:margin-left="0.436cm" fo:margin-right="0cm" fo:text-indent="0cm" style:auto-text-indent="false"/>
    </style:style>
    <style:style style:name="P35" style:family="paragraph" style:parent-style-name="Standard">
      <style:paragraph-properties fo:margin-left="0.436cm" fo:margin-right="0cm" fo:text-indent="0cm" style:auto-text-indent="false"/>
      <style:text-properties fo:font-weight="bold" style:font-weight-asian="bold"/>
    </style:style>
    <style:style style:name="P36" style:family="paragraph" style:parent-style-name="Standard">
      <style:paragraph-properties fo:margin-left="0.436cm" fo:margin-right="0cm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37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</style:style>
    <style:style style:name="P38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fo:font-weight="bold" style:font-weight-asian="bold"/>
    </style:style>
    <style:style style:name="P39" style:family="paragraph" style:parent-style-name="Standard" style:list-style-name="WW8Num7">
      <style:paragraph-properties fo:margin-left="0.46cm" fo:margin-right="0cm" fo:margin-top="0cm" fo:margin-bottom="0.212cm" style:contextual-spacing="false" fo:line-height="100%" fo:text-indent="-0.46cm" style:auto-text-indent="false"/>
      <style:text-properties style:font-name="Arial" fo:font-size="9pt" fo:font-weight="bold" style:font-name-asian="Arial" style:font-size-asian="9pt" style:font-weight-asian="bold" style:font-name-complex="Arial"/>
    </style:style>
    <style:style style:name="P40" style:family="paragraph" style:parent-style-name="Standard">
      <style:paragraph-properties fo:margin-top="0cm" fo:margin-bottom="0.212cm" style:contextual-spacing="false" fo:line-height="100%"/>
      <style:text-properties style:font-name="Arial" fo:font-size="9pt" fo:font-weight="bold" style:font-name-asian="Arial" style:font-size-asian="9pt" style:font-weight-asian="bold" style:font-name-complex="Arial"/>
    </style:style>
    <style:style style:name="P41" style:family="paragraph" style:parent-style-name="Standard" style:list-style-name="WW8Num5">
      <style:paragraph-properties fo:margin-left="0.27cm" fo:margin-right="0cm" fo:margin-top="0cm" fo:margin-bottom="0.056cm" style:contextual-spacing="false" fo:line-height="100%" fo:text-indent="-0.25cm" style:auto-text-indent="false"/>
      <style:text-properties fo:font-weight="bold" style:font-weight-asian="bold"/>
    </style:style>
    <style:style style:name="P42" style:family="paragraph" style:parent-style-name="Standard" style:list-style-name="WW8Num5">
      <style:paragraph-properties fo:margin-left="0.27cm" fo:margin-right="0cm" fo:text-indent="-0.25cm" style:auto-text-indent="false"/>
    </style:style>
    <style:style style:name="P43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weight-asian="bold" style:font-name-complex="Arial"/>
    </style:style>
    <style:style style:name="P44" style:family="paragraph" style:parent-style-name="Standard" style:list-style-name="WW8Num5">
      <style:paragraph-properties fo:margin-left="0.78cm" fo:margin-right="0cm" fo:margin-top="0cm" fo:margin-bottom="0.106cm" style:contextual-spacing="false" fo:line-height="100%" fo:text-indent="-0.78cm" style:auto-text-indent="false"/>
      <style:text-properties style:font-name="Arial" fo:font-weight="bold" style:font-name-asian="Arial" style:font-weight-asian="bold" style:font-name-complex="Arial"/>
    </style:style>
    <style:style style:name="P45" style:family="paragraph" style:parent-style-name="Standard">
      <style:paragraph-properties fo:margin-left="0.811cm" fo:margin-right="0cm" fo:line-height="100%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46" style:family="paragraph" style:parent-style-name="Standard" style:list-style-name="WW8Num3">
      <style:paragraph-properties fo:margin-left="0.519cm" fo:margin-right="0cm" fo:line-height="100%" fo:text-indent="-0.499cm" style:auto-text-indent="false"/>
    </style:style>
    <style:style style:name="P47" style:family="paragraph" style:parent-style-name="Standard" style:list-style-name="WW8Num3">
      <style:paragraph-properties fo:margin-left="0.519cm" fo:margin-right="0cm" fo:line-height="100%" fo:text-indent="-0.499cm" style:auto-text-indent="false"/>
      <style:text-properties fo:font-weight="bold" style:font-weight-asian="bold"/>
    </style:style>
    <style:style style:name="P48" style:family="paragraph" style:parent-style-name="Standard">
      <style:paragraph-properties fo:margin-left="0.182cm" fo:margin-right="0cm" fo:line-height="100%" fo:text-indent="0cm" style:auto-text-indent="false"/>
    </style:style>
    <style:style style:name="P49" style:family="paragraph" style:parent-style-name="Standard">
      <style:paragraph-properties fo:margin-left="0.81cm" fo:margin-right="0cm" fo:line-height="100%" fo:text-indent="0cm" style:auto-text-indent="false"/>
      <style:text-properties style:font-name="Arial" fo:font-weight="bold" style:font-name-asian="Arial" style:font-weight-asian="bold" style:font-name-complex="Arial"/>
    </style:style>
    <style:style style:name="P50" style:family="paragraph" style:parent-style-name="Standard">
      <style:paragraph-properties fo:margin-left="1.06cm" fo:margin-right="0cm" fo:line-height="100%" fo:text-indent="-1.058cm" style:auto-text-indent="false"/>
      <style:text-properties style:font-name="Arial" fo:font-weight="bold" style:font-name-asian="Arial" style:font-weight-asian="bold" style:font-name-complex="Arial"/>
    </style:style>
    <style:style style:name="P51" style:family="paragraph" style:parent-style-name="Standard">
      <style:paragraph-properties fo:margin-left="0.051cm" fo:margin-right="0cm" fo:line-height="100%" fo:text-indent="0cm" style:auto-text-indent="false"/>
    </style:style>
    <style:style style:name="P52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</style:style>
    <style:style style:name="P53" style:family="paragraph" style:parent-style-name="Standard" style:list-style-name="WW8Num4">
      <style:paragraph-properties fo:margin-left="0.51cm" fo:margin-right="0cm" fo:line-height="100%" fo:text-align="justify" style:justify-single-word="false" fo:text-indent="-0.51cm" style:auto-text-indent="false"/>
      <style:text-properties fo:font-weight="bold" style:font-weight-asian="bold"/>
    </style:style>
    <style:style style:name="P54" style:family="paragraph" style:parent-style-name="Standard">
      <style:paragraph-properties fo:margin-left="1.286cm" fo:margin-right="1.18cm" fo:text-align="center" style:justify-single-word="false" fo:text-indent="0cm" style:auto-text-indent="false"/>
    </style:style>
    <style:style style:name="P55" style:family="paragraph" style:parent-style-name="Standard">
      <style:paragraph-properties fo:margin-left="1.286cm" fo:margin-right="1.18cm" fo:text-align="center" style:justify-single-word="false" fo:text-indent="0cm" style:auto-text-indent="false"/>
      <style:text-properties style:font-name="Arial" fo:font-size="10pt" fo:font-weight="bold" style:font-name-asian="Arial" style:font-size-asian="10pt" style:font-weight-asian="bold" style:font-name-complex="Arial"/>
    </style:style>
    <style:style style:name="P56" style:family="paragraph" style:parent-style-name="Standard">
      <style:paragraph-properties fo:margin-left="1.356cm" fo:margin-right="1.245cm" fo:text-align="center" style:justify-single-word="false" fo:text-indent="0cm" style:auto-text-indent="false"/>
    </style:style>
    <style:style style:name="T1" style:family="text">
      <style:text-properties fo:font-weight="bold" style:font-weight-asian="bold"/>
    </style:style>
    <style:style style:name="T2" style:family="text">
      <style:text-properties style:font-name="Arial" fo:font-size="12pt" fo:font-weight="bold" style:font-name-asian="Arial" style:font-size-asian="12pt" style:font-weight-asian="bold" style:font-name-complex="Arial"/>
    </style:style>
    <style:style style:name="T3" style:family="text">
      <style:text-properties style:font-name="Arial" fo:font-size="10pt" fo:font-weight="bold" style:letter-kerning="false" style:font-name-asian="Times New Roman" style:font-size-asian="10pt" style:font-weight-asian="bold" style:font-name-complex="Arial" style:font-size-complex="10pt"/>
    </style:style>
    <style:style style:name="T4" style:family="text">
      <style:text-properties style:font-name="Arial" fo:font-size="10pt" fo:font-weight="bold" style:font-size-asian="10pt" style:font-weight-asian="bold" style:font-name-complex="Arial" style:font-size-complex="10pt"/>
    </style:style>
    <style:style style:name="T5" style:family="text">
      <style:text-properties style:font-name="Arial" fo:font-size="10pt" fo:font-weight="bold" style:font-name-asian="Arial" style:font-size-asian="10pt" style:font-weight-asian="bold" style:font-name-complex="Arial"/>
    </style:style>
    <style:style style:name="T6" style:family="text">
      <style:text-properties style:font-name="Arial" fo:font-size="10pt" style:font-name-asian="Arial" style:font-size-asian="10pt" style:font-name-complex="Arial"/>
    </style:style>
    <style:style style:name="T7" style:family="text">
      <style:text-properties style:font-name="Arial" fo:font-weight="bold" style:font-name-asian="Arial" style:font-weight-asian="bold" style:font-name-complex="Arial"/>
    </style:style>
    <style:style style:name="T8" style:family="text">
      <style:text-properties style:font-name="Arial" fo:font-size="9pt" style:font-name-asian="Arial" style:font-size-asian="9pt" style:font-name-complex="Arial"/>
    </style:style>
    <style:style style:name="T9" style:family="text">
      <style:text-properties style:font-name="Arial" fo:font-size="9pt" fo:font-weight="bold" style:font-name-asian="Arial" style:font-size-asian="9pt" style:font-weight-asian="bold" style:font-name-complex="Arial"/>
    </style:style>
    <style:style style:name="T10" style:family="text">
      <style:text-properties fo:font-size="10pt" fo:font-weight="bold" style:font-size-asian="10pt" style:font-weight-asian="bold"/>
    </style:style>
    <style:style style:name="T11" style:family="text">
      <style:text-properties style:letter-kerning="false" style:font-size-complex="10pt"/>
    </style:style>
    <style:style style:name="T12" style:family="text">
      <style:text-properties fo:color="#000000" loext:opacity="100%" style:font-name="Times New Roman" fo:font-size="12pt" fo:font-weight="bold" style:letter-kerning="false" style:font-name-asian="Times New Roman" style:font-size-asian="12pt" style:font-weight-asian="bold" style:font-name-complex="Times New Roman" style:font-size-complex="12pt"/>
    </style:style>
    <style:style style:name="T13" style:family="text">
      <style:text-properties fo:color="#000000" loext:opacity="100%" style:letter-kerning="false" style:font-size-complex="12pt"/>
    </style: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8">SECRETARÍA DE LA DEFENSA NACIONAL.</text:p>
      <text:p text:style-name="P7"><text:s/><text:bookmark text:name="_GoBack"/></text:p>
      <text:list xml:id="list2841670039" text:style-name="WW8Num1">
        <text:list-item>
          <text:p text:style-name="P19">DIR. GRAL. EDUC. MIL. Y <text:tab/> <text:s text:c="226"/>ESC. MIL. DE INGS.</text:p>
        </text:list-item>
      </text:list>
      <text:p text:style-name="P20">RECTORÍA DE LA U.D.E.F.A. <text:tab/> <text:s text:c="219"/>SECCIÓN ACADÉMICA.</text:p>
      <table:table table:name="Tabla1" table:style-name="Tabla1">
        <table:table-column table:style-name="Tabla1.A"/>
        <table:table-column table:style-name="Tabla1.B"/>
        <table:table-column table:style-name="Tabla1.C"/>
        <table:table-column table:style-name="Tabla1.D"/>
        <table:table-column table:style-name="Tabla1.E"/>
        <table:table-column table:style-name="Tabla1.F"/>
        <table:table-column table:style-name="Tabla1.G"/>
        <table:table-column table:style-name="Tabla1.H"/>
        <table:table-column table:style-name="Tabla1.I"/>
        <table:table-column table:style-name="Tabla1.J"/>
        <table:table-row table:style-name="Tabla1.1">
          <table:table-cell table:style-name="Tabla1.A1" table:number-columns-spanned="10" office:value-type="string">
            <text:p text:style-name="P2"><text:span text:style-name="T2">SECUENCIA DIDÁCTICA No. 10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">
          <table:table-cell table:style-name="Tabla1.A1" table:number-columns-spanned="10" office:value-type="string">
            <text:p text:style-name="P11"/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3">
          <table:table-cell table:style-name="Tabla1.A3" table:number-columns-spanned="2" office:value-type="string">
            <text:p text:style-name="P21">(E) Unidad de aprendizaje: </text:p>
          </table:table-cell>
          <table:covered-table-cell/>
          <table:table-cell table:style-name="Tabla1.A3" table:number-columns-spanned="5" office:value-type="string">
            <text:p text:style-name="P22">(F) Unidad de competencia: </text:p>
          </table:table-cell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3">(G)Elementos de competencia: (aprendizajes esperados) </text:p>
          </table:table-cell>
          <table:covered-table-cell/>
          <table:covered-table-cell/>
        </table:table-row>
        <table:table-row table:style-name="Tabla1.4">
          <table:table-cell table:style-name="Tabla1.A4" table:number-columns-spanned="2" office:value-type="string">
            <text:p text:style-name="P13">Probabilidad y Estadística</text:p>
          </table:table-cell>
          <table:covered-table-cell/>
          <table:table-cell table:style-name="Tabla1.C4" table:number-columns-spanned="5" office:value-type="string">
            <text:p text:style-name="P12">II. VARIABLES ALEATORIAS</text:p>
          </table:table-cell>
          <table:covered-table-cell/>
          <table:covered-table-cell/>
          <table:covered-table-cell/>
          <table:covered-table-cell/>
          <table:table-cell table:style-name="Tabla1.H4" table:number-columns-spanned="3" office:value-type="string">
            <text:p text:style-name="P5"><text:span text:style-name="T3">2.4 OBTIENE EL VALOR ESPERADO DE LA VARIABLE ALEATORIA CONTINUA INVOLUCRADA, SIN ERROR DE CONCEPTO.</text:span></text:p>
          </table:table-cell>
          <table:covered-table-cell/>
          <table:covered-table-cell/>
        </table:table-row>
        <table:table-row table:style-name="Tabla1.5">
          <table:table-cell table:style-name="Tabla1.A3" table:number-columns-spanned="7" office:value-type="string">
            <text:p text:style-name="P14"><text:s/></text:p>
            <text:p text:style-name="P17"><text:span text:style-name="T5">(H) Mediador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24">(I) Lugar y fecha: </text:p>
          </table:table-cell>
          <table:covered-table-cell/>
          <table:covered-table-cell/>
        </table:table-row>
        <table:table-row table:style-name="Tabla1.4">
          <table:table-cell table:style-name="Tabla1.A6" table:number-columns-spanned="7" office:value-type="string">
            <text:p text:style-name="P1"><text:span text:style-name="T5"><text:s/></text:span><text:span text:style-name="T1">C. I.I. en E. Lamberto Maza Casas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6" table:number-columns-spanned="3" office:value-type="string">
            <text:p text:style-name="P2"><text:span text:style-name="T5">Campo Militar No. 1-K, Lomas de San Isidro, México, <text:s/>Viernes 2 de abril de 2021.</text:span></text:p>
          </table:table-cell>
          <table:covered-table-cell/>
          <table:covered-table-cell/>
        </table:table-row>
        <table:table-row table:style-name="Tabla1.7">
          <table:table-cell table:style-name="Tabla1.A3" table:number-columns-spanned="7" office:value-type="string">
            <text:p text:style-name="P25"><text:span text:style-name="T5">(J) Situación problema: (conflicto cognitivo</text:span><text:span text:style-name="T7">)</text:span><text:span text:style-name="T8">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A1" table:number-columns-spanned="3" office:value-type="string">
            <text:p text:style-name="P10">(K) Competencia a desarrollar: </text:p>
            <text:p text:style-name="P15"><text:s/></text:p>
          </table:table-cell>
          <table:covered-table-cell/>
          <table:covered-table-cell/>
        </table:table-row>
        <table:table-row table:style-name="Tabla1.4">
          <table:table-cell table:style-name="Tabla1.A8" table:number-columns-spanned="7" office:value-type="string">
            <text:p text:style-name="P9">¿Qué es el valor esperado de una variable aleatoria continua?</text:p>
            <text:p text:style-name="P9">¿Qué es la función de densidad de probabilidad de una variable aleatoria continua?</text:p>
            <text:p text:style-name="P9"/>
          </table:table-cell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H8" table:number-columns-spanned="3" office:value-type="string">
            <text:p text:style-name="P3"><text:span text:style-name="T3">EMPLEA LAS PROPIEDADES DE LAS DIFERENTES VARIABLES ALEATORIAS EN LA RESOLUCION DE PROBLEMAS.</text:span></text:p>
          </table:table-cell>
          <table:covered-table-cell/>
          <table:covered-table-cell/>
        </table:table-row>
        <table:table-row table:style-name="Tabla1.9">
          <table:table-cell table:style-name="Tabla1.A1" table:number-columns-spanned="10" office:value-type="string">
            <text:p text:style-name="P10">Actividades de aprendizaje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0">
          <table:table-cell table:style-name="Tabla1.A3" office:value-type="string">
            <text:p text:style-name="P26"><text:span text:style-name="T5">(L) Metodología a desarrollar:</text:span><text:span text:style-name="T8"> </text:span></text:p>
          </table:table-cell>
          <table:table-cell table:style-name="Tabla1.A3" table:number-columns-spanned="3" office:value-type="string">
            <text:p text:style-name="P27"><text:span text:style-name="T5">(M) Actividades del Mediador: </text:span></text:p>
            <text:p text:style-name="P28"><text:s/></text:p>
          </table:table-cell>
          <table:covered-table-cell/>
          <table:covered-table-cell/>
          <table:table-cell table:style-name="Tabla1.A3" table:number-columns-spanned="2" office:value-type="string">
            <text:p text:style-name="P31">(N) Actividades del estudiante: </text:p>
            <text:p text:style-name="P28"><text:s/></text:p>
          </table:table-cell>
          <table:covered-table-cell/>
          <table:table-cell table:style-name="Tabla1.A3" table:number-columns-spanned="3" office:value-type="string">
            <text:p text:style-name="P29">(O) Recursos: </text:p>
            <text:p text:style-name="P32"><text:span text:style-name="T9"><text:s/></text:span><text:s/></text:p>
          </table:table-cell>
          <table:covered-table-cell/>
          <table:covered-table-cell/>
          <table:table-cell table:style-name="Tabla1.A1" office:value-type="string">
            <text:p text:style-name="P33"><text:span text:style-name="T5">(P) Indicadores de desempeño:</text:span><text:span text:style-name="T10"> </text:span></text:p>
          </table:table-cell>
        </table:table-row>
        <table:table-row table:style-name="Tabla1.11">
          <table:table-cell table:style-name="Tabla1.A13" table:number-rows-spanned="3" office:value-type="string">
            <text:p text:style-name="P9"><text:s/></text:p>
            <text:p text:style-name="P36">Método Expositivo.</text:p>
            <text:p text:style-name="P36"/>
            <text:p text:style-name="P34"><text:span text:style-name="T1">Técnica de Explicación Oral.</text:span></text:p>
            <text:p text:style-name="P35"/>
            <text:p text:style-name="P35"/>
          </table:table-cell>
          <table:table-cell table:style-name="Tabla1.B13" table:number-rows-spanned="3" table:number-columns-spanned="3" office:value-type="string">
            <text:list xml:id="list77529230" text:style-name="WW8Num7">
              <text:list-item>
                <text:p text:style-name="P38">Se menciona el propósito del tema.</text:p>
              </text:list-item>
              <text:list-item>
                <text:p text:style-name="P37"><text:span text:style-name="T9">Se realizan las preguntas del Conflicto Cognitivo. </text:span></text:p>
              </text:list-item>
              <text:list-item>
                <text:p text:style-name="P39">Se dan las instrucciones pertinentes sobre las estrategias de trabajo.</text:p>
              </text:list-item>
              <text:list-item>
                <text:p text:style-name="P39">Se da realimentación sobre el trabajo realizado, al personal discente</text:p>
              </text:list-item>
            </text:list>
            <text:p text:style-name="P40"/>
          </table:table-cell>
          <table:covered-table-cell/>
          <table:covered-table-cell/>
          <table:table-cell table:style-name="Tabla1.E11" table:number-columns-spanned="2" office:value-type="string">
            <text:p text:style-name="P30"><text:span text:style-name="T5">Obtiene mediante la aplicación de la definición, el valor esperado de una variable aleatoria continua definida sobre un espacio de probabilidad adecuado para el problema considerado. </text:span></text:p>
          </table:table-cell>
          <table:covered-table-cell/>
          <table:table-cell table:style-name="Tabla1.G11" table:number-columns-spanned="3" office:value-type="string">
            <text:list xml:id="list2177758017" text:style-name="WW8Num5">
              <text:list-item>
                <text:p text:style-name="P41">Pintarrón</text:p>
              </text:list-item>
              <text:list-item>
                <text:p text:style-name="P41">Marcadores para pintarrón</text:p>
              </text:list-item>
              <text:list-item>
                <text:p text:style-name="P41">Videoproyector</text:p>
              </text:list-item>
              <text:list-item>
                <text:p text:style-name="P42"><text:span text:style-name="T1">Internet .</text:span></text:p>
              </text:list-item>
            </text:list>
          </table:table-cell>
          <table:covered-table-cell/>
          <table:covered-table-cell/>
          <table:table-cell table:style-name="Tabla1.J11" office:value-type="string">
            <text:list xml:id="list4750424971157" text:continue-numbering="true" text:style-name="WW8Num5">
              <text:list-item>
                <text:p text:style-name="P44">Capacidad de abstracción.</text:p>
              </text:list-item>
              <text:list-item>
                <text:p text:style-name="P44">Capacidad de análisis.</text:p>
              </text:list-item>
              <text:list-item>
                <text:p text:style-name="P43">Creatividad.</text:p>
              </text:list-item>
              <text:list-item>
                <text:p text:style-name="P43">Trabajo colaborativo.</text:p>
              </text:list-item>
              <text:list-item>
                <text:p text:style-name="P43">Capacidad de toma de decisiones.</text:p>
              </text:list-item>
            </text:list>
          </table:table-cell>
        </table:table-row>
        <table:table-row table:style-name="Tabla1.12">
          <table:covered-table-cell/>
          <table:covered-table-cell/>
          <table:covered-table-cell/>
          <table:covered-table-cell/>
          <table:table-cell table:style-name="Tabla1.E13" table:number-rows-spanned="2" table:number-columns-spanned="2" office:value-type="string">
            <text:p text:style-name="P6"/>
          </table:table-cell>
          <table:covered-table-cell/>
          <table:table-cell table:style-name="Tabla1.A3" table:number-columns-spanned="3" office:value-type="string">
            <text:p text:style-name="P45">(Q) Tiempo: </text:p>
          </table:table-cell>
          <table:covered-table-cell/>
          <table:covered-table-cell/>
          <table:table-cell table:style-name="Tabla1.J13" table:number-rows-spanned="2" office:value-type="string">
            <text:p text:style-name="P6"/>
          </table:table-cell>
        </table:table-row>
        <table:table-row table:style-name="Tabla1.13">
          <table:covered-table-cell/>
          <table:covered-table-cell/>
          <table:covered-table-cell/>
          <table:covered-table-cell/>
          <table:covered-table-cell/>
          <table:covered-table-cell/>
          <table:table-cell table:style-name="Tabla1.G13" table:number-columns-spanned="3" office:value-type="string">
            <text:list xml:id="list473571255" text:style-name="WW8Num3">
              <text:list-item>
                <text:p text:style-name="P46"><text:span text:style-name="T9">120 minutos en total.</text:span></text:p>
              </text:list-item>
              <text:list-item>
                <text:p text:style-name="P47">20 minutos de receso intercalados</text:p>
              </text:list-item>
              <text:list-item>
                <text:p text:style-name="P47">5 minutos de <text:soft-page-break/>encuadre.</text:p>
              </text:list-item>
              <text:list-item>
                <text:p text:style-name="P47">5 minutos para explicar el desarrollo de la dinámica de trabajo.</text:p>
              </text:list-item>
              <text:list-item>
                <text:p text:style-name="P47">25 minutos para dar retroalimentación sobre las tareas y evidencias desarrolladas por los discentes en las clases anteriores.</text:p>
              </text:list-item>
              <text:list-item>
                <text:p text:style-name="P47">50 minutos para la resolución de problemas que involucren la obtención del valor esperado de variables aleatorias continuas.</text:p>
              </text:list-item>
              <text:list-item>
                <text:p text:style-name="P47">15 minutos para el cierre y las conclusiones.</text:p>
              </text:list-item>
            </text:list>
          </table:table-cell>
          <table:covered-table-cell/>
          <table:covered-table-cell/>
          <table:covered-table-cell/>
        </table:table-row>
        <table:table-row table:style-name="Tabla1.14">
          <table:table-cell table:style-name="Tabla1.A1" table:number-columns-spanned="10" office:value-type="string">
            <text:p text:style-name="P2"><text:span text:style-name="T7">(R) Proceso Metacognitivo: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5">
          <table:table-cell table:style-name="Tabla1.A15" table:number-columns-spanned="10" office:value-type="string">
            <text:p text:style-name="P1"><text:span text:style-name="T7">¿Qué tan preciso le pareció a usted el aprendizaje adquirido?</text:span></text:p>
            <text:p text:style-name="P1"><text:span text:style-name="T7">¿Qué tan claro fue para usted el aprendizaje adquirido?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6">
          <table:table-cell table:style-name="Tabla1.A1" table:number-columns-spanned="10" office:value-type="string">
            <text:p text:style-name="P13">Procedimiento de la evaluación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17">
          <table:table-cell table:style-name="Tabla1.A3" table:number-columns-spanned="3" office:value-type="string">
            <text:p text:style-name="P48"><text:span text:style-name="T7">(S) Momentos de evaluación:</text:span><text:span text:style-name="T5"> </text:span></text:p>
          </table:table-cell>
          <table:covered-table-cell/>
          <table:covered-table-cell/>
          <table:table-cell table:style-name="Tabla1.A3" table:number-columns-spanned="3" office:value-type="string">
            <text:p text:style-name="P49">(T) Intencionalidad de la evaluación </text:p>
          </table:table-cell>
          <table:covered-table-cell/>
          <table:covered-table-cell/>
          <table:table-cell table:style-name="Tabla1.A3" table:number-columns-spanned="2" office:value-type="string">
            <text:p text:style-name="P50">(U) Instrumentos de evaluación </text:p>
          </table:table-cell>
          <table:covered-table-cell/>
          <table:table-cell table:style-name="Tabla1.A1" table:number-columns-spanned="2" office:value-type="string">
            <text:p text:style-name="P51"><text:span text:style-name="T7">(V)Producto final:</text:span><text:span text:style-name="T9"> </text:span></text:p>
          </table:table-cell>
          <table:covered-table-cell/>
        </table:table-row>
        <table:table-row table:style-name="Tabla1.18">
          <table:table-cell table:style-name="Tabla1.A18" table:number-columns-spanned="2" office:value-type="string">
            <text:p text:style-name="P12">Diagnóstica </text:p>
          </table:table-cell>
          <table:covered-table-cell/>
          <table:table-cell table:style-name="Tabla1.C18" office:value-type="string">
            <text:p text:style-name="P2"><text:span text:style-name="T7">( <text:s/>) </text:span></text:p>
          </table:table-cell>
          <table:table-cell table:style-name="Tabla1.D20" table:number-rows-spanned="3" table:number-columns-spanned="3" office:value-type="string">
            <text:p text:style-name="Standard"><text:span text:style-name="T7">Sistematizar e interpretar la información vertida por el personal discente, para dar la realimentación requerida.</text:span> </text:p>
          </table:table-cell>
          <table:covered-table-cell/>
          <table:covered-table-cell/>
          <table:table-cell table:style-name="Tabla1.G20" table:number-rows-spanned="3" table:number-columns-spanned="2" office:value-type="string">
            <text:list xml:id="list2415750071" text:style-name="WW8Num4">
              <text:list-item>
                <text:p text:style-name="P52"><text:span text:style-name="T5">Lista de cotejo o verificación.</text:span></text:p>
              </text:list-item>
              <text:list-item>
                <text:p text:style-name="P53">Preguntas metacognitivas.</text:p>
              </text:list-item>
            </text:list>
          </table:table-cell>
          <table:covered-table-cell/>
          <table:table-cell table:style-name="Tabla1.I20" table:number-rows-spanned="3" table:number-columns-spanned="2" office:value-type="string">
            <text:p text:style-name="P4"><text:span text:style-name="T5">Problemas resueltos en donde se utilice el valor esperado de variables aleatorias continuas.</text:span></text:p>
          </table:table-cell>
          <table:covered-table-cell/>
        </table:table-row>
        <table:table-row table:style-name="Tabla1.19">
          <table:table-cell table:style-name="Tabla1.A19" table:number-columns-spanned="2" office:value-type="string">
            <text:p text:style-name="P12">Sumativa. </text:p>
          </table:table-cell>
          <table:covered-table-cell/>
          <table:table-cell table:style-name="Tabla1.C19" office:value-type="string">
            <text:p text:style-name="P2"><text:span text:style-name="T7">( <text:s/>) </text:span>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0">
          <table:table-cell table:style-name="Tabla1.A20" table:number-columns-spanned="2" office:value-type="string">
            <text:p text:style-name="P12">Formativa. </text:p>
          </table:table-cell>
          <table:covered-table-cell/>
          <table:table-cell table:style-name="Tabla1.C20" office:value-type="string">
            <text:p text:style-name="P13">(X) </text:p>
          </table:table-cell>
          <table:covered-table-cell/>
          <table:covered-table-cell/>
          <table:covered-table-cell/>
          <table:covered-table-cell/>
          <table:covered-table-cell/>
          <table:covered-table-cell/>
          <table:covered-table-cell/>
        </table:table-row>
        <table:table-row table:style-name="Tabla1.21">
          <table:table-cell table:style-name="Tabla1.A21" table:number-columns-spanned="5" office:value-type="string">
            <text:p text:style-name="P10"><text:s/></text:p>
            <text:p text:style-name="P2"><text:span text:style-name="T5">(W)Elaboró: Mediador.</text:span></text:p>
            <text:p text:style-name="P2"><text:span text:style-name="T5">C. I.I. en E. </text:span></text:p>
            <text:p text:style-name="P2"/>
            <text:p text:style-name="P55">Lamberto Maza Casas</text:p>
            <text:p text:style-name="P54"><text:span text:style-name="T5">(3045005) </text:span></text:p>
          </table:table-cell>
          <table:covered-table-cell/>
          <table:covered-table-cell/>
          <table:covered-table-cell/>
          <table:covered-table-cell/>
          <table:table-cell table:style-name="Tabla1.F21" table:number-columns-spanned="5" office:value-type="string">
            <text:p text:style-name="P10"><text:s/></text:p>
            <text:p text:style-name="P10"><text:s/>Vo. <text:s text:c="17"/>Bo. </text:p>
            <text:p text:style-name="P2"><text:span text:style-name="T5">EL Tte. Cor. I. I., Jefe Sec. Académica. </text:span></text:p>
            <text:p text:style-name="P2"/>
            <text:p text:style-name="P56"><text:span text:style-name="T5">Omar Luna Ramírez</text:span></text:p>
            <text:p text:style-name="P56"><text:span text:style-name="T5">(</text:span><text:span text:style-name="T4">C-822090</text:span><text:span text:style-name="T5">)</text:span></text:p>
          </table:table-cell>
          <table:covered-table-cell/>
          <table:covered-table-cell/>
          <table:covered-table-cell/>
          <table:covered-table-cell/>
        </table:table-row>
      </table:table>
      <text:p text:style-name="P16"><text:s/></text:p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Wingdings" svg:font-family="Wingdings" style:font-pitch="variable" style:font-charset="x-symbol"/>
    <style:font-face style:name="Symbol" svg:font-family="Symbol" style:font-family-generic="roman" style:font-pitch="variable" style:font-charset="x-symbol"/>
    <style:font-face style:name="Courier New" svg:font-family="'Courier New'" style:font-family-generic="modern"/>
    <style:font-face style:name="FreeSans1" svg:font-family="FreeSans" style:font-family-generic="swiss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Calibri" svg:font-family="Calibri" style:font-family-generic="swiss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wiss" style:font-pitch="variable"/>
    <style:font-face style:name="Microsoft YaHei" svg:font-family="'Microsoft YaHei'" style:font-family-generic="swiss" style:font-pitch="variable"/>
    <style:font-face style:name="Segoe UI" svg:font-family="'Segoe UI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s" fo:country="MX" style:letter-kerning="true" style:font-name-asian="DejaVu Sans" style:font-size-asian="10.5pt" style:language-asian="zh" style:country-asian="CN" style:font-name-complex="FreeSans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9cm" style:writing-mode="page"/>
      <style:text-properties style:use-window-font-color="true" loext:opacity="0%" style:font-name="Liberation Serif" fo:font-size="12pt" fo:language="es" fo:country="MX" style:font-name-asian="DejaVu Sans" style:font-size-asian="10.5pt" style:language-asian="zh" style:country-asian="CN" style:font-name-complex="FreeSans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line-height="115%" fo:orphans="2" fo:widows="2" fo:hyphenation-ladder-count="no-limit" style:writing-mode="lr-tb"/>
      <style:text-properties fo:color="#000000" loext:opacity="100%" style:font-name="Calibri" fo:font-family="Calibri" style:font-family-generic="swiss" style:font-pitch="variable" fo:font-size="11pt" fo:language="es" fo:country="MX" style:letter-kerning="true" style:font-name-asian="Calibri" style:font-family-asian="Calibri" style:font-family-generic-asian="swiss" style:font-pitch-asian="variable" style:font-size-asian="11pt" style:font-name-complex="Calibri" style:font-family-complex="Calibri" style:font-family-generic-complex="swiss" style:font-pitch-complex="variable" style:font-size-complex="11pt" style:language-complex="ar" style:country-complex="SA" fo:hyphenate="false" fo:hyphenation-remain-char-count="2" fo:hyphenation-push-char-count="2" loext:hyphenation-no-caps="false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DejaVu Sans" style:font-family-asian="'DejaVu Sans'" style:font-family-generic-asian="system" style:font-pitch-asian="variable" style:font-size-asian="14pt" style:font-name-complex="FreeSans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name-complex="Lucida Sans" style:font-family-complex="'Lucida Sans'" style:font-family-generic-complex="swiss" style:font-pitch-complex="variable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1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 Sans" style:font-family-complex="'Lucida Sans'" style:font-family-generic-complex="swiss" style:font-pitch-complex="variable"/>
    </style:style>
    <style:style style:name="Título1" style:family="paragraph" style:parent-style-name="Standard" style:next-style-name="Text_20_body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Microsoft YaHei" style:font-family-asian="'Microsoft YaHei'" style:font-family-generic-asian="swiss" style:font-pitch-asian="variable" style:font-size-asian="14pt" style:font-name-complex="Lucida Sans" style:font-family-complex="'Lucida Sans'" style:font-family-generic-complex="swiss" style:font-pitch-complex="variable" style:font-size-complex="14pt"/>
    </style:style>
    <style:style style:name="Descripción" style:family="paragraph" style:parent-style-name="Standard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Lucida Sans" style:font-family-complex="'Lucida Sans'" style:font-family-generic-complex="swiss" style:font-pitch-complex="variable" style:font-size-complex="12pt" style:font-style-complex="italic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Texto_20_de_20_globo" style:display-name="Texto de globo" style:family="paragraph" style:parent-style-name="Standard">
      <style:paragraph-properties fo:line-height="100%"/>
      <style:text-properties style:font-name="Segoe UI" fo:font-family="'Segoe UI'" style:font-family-generic="swiss" style:font-pitch="variable" fo:font-size="9pt" style:font-size-asian="9pt" style:font-name-complex="Segoe UI" style:font-family-complex="'Segoe UI'" style:font-family-generic-complex="swiss" style:font-pitch-complex="variable" style:font-size-complex="9pt"/>
    </style:style>
    <style:style style:name="WW8Num1z0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WW8Num2z0" style:family="text"/>
    <style:style style:name="WW8Num2z1" style:family="text"/>
    <style:style style:name="WW8Num2z2" style:family="text"/>
    <style:style style:name="WW8Num2z3" style:family="text"/>
    <style:style style:name="WW8Num2z4" style:family="text"/>
    <style:style style:name="WW8Num2z5" style:family="text"/>
    <style:style style:name="WW8Num2z6" style:family="text"/>
    <style:style style:name="WW8Num2z7" style:family="text"/>
    <style:style style:name="WW8Num2z8" style:family="text"/>
    <style:style style:name="WW8Num3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3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3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4z0" style:family="text">
      <style:text-properties style:font-name="Wingdings" fo:font-family="Wingdings" style:font-pitch="variable" style:font-charset="x-symbol" fo:font-size="10pt" style:font-name-asian="Arial" style:font-family-asian="Arial" style:font-family-generic-asian="swiss" style:font-pitch-asian="variable" style:font-size-asian="10pt" style:font-name-complex="Wingdings" style:font-family-complex="Wingdings" style:font-pitch-complex="variable" style:font-charset-complex="x-symbol"/>
    </style:style>
    <style:style style:name="WW8Num4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4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5z0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5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5z3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0" style:family="text">
      <style:text-properties style:font-name="Symbol" fo:font-family="Symbol" style:font-family-generic="roman" style:font-pitch="variable" style:font-charset="x-symbol" style:font-name-complex="Symbol" style:font-family-complex="Symbol" style:font-family-generic-complex="roman" style:font-pitch-complex="variable" style:font-charset-complex="x-symbol"/>
    </style:style>
    <style:style style:name="WW8Num6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6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WW8Num7z0" style:family="text">
      <style:text-properties style:font-name="Symbol" fo:font-family="Symbol" style:font-family-generic="roman" style:font-pitch="variable" style:font-charset="x-symbol" fo:font-size="9pt" style:font-name-asian="Arial" style:font-family-asian="Arial" style:font-family-generic-asian="swiss" style:font-pitch-asian="variable" style:font-size-asian="9pt" style:font-name-complex="Symbol" style:font-family-complex="Symbol" style:font-family-generic-complex="roman" style:font-pitch-complex="variable" style:font-charset-complex="x-symbol"/>
    </style:style>
    <style:style style:name="WW8Num7z1" style:family="text">
      <style:text-properties style:font-name="Courier New" fo:font-family="'Courier New'" style:font-family-generic="modern" style:font-name-complex="Courier New" style:font-family-complex="'Courier New'" style:font-family-generic-complex="modern"/>
    </style:style>
    <style:style style:name="WW8Num7z2" style:family="text">
      <style:text-properties style:font-name="Wingdings" fo:font-family="Wingdings" style:font-pitch="variable" style:font-charset="x-symbol" style:font-name-complex="Wingdings" style:font-family-complex="Wingdings" style:font-pitch-complex="variable" style:font-charset-complex="x-symbol"/>
    </style:style>
    <style:style style:name="Fuente_20_de_20_párrafo_20_predeter." style:display-name="Fuente de párrafo predeter." style:family="text"/>
    <style:style style:name="Default_20_Paragraph_20_Font" style:display-name="Default Paragraph Font" style:family="text"/>
    <style:style style:name="ListLabel_20_1" style:display-name="ListLabel 1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2" style:display-name="ListLabel 2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3" style:display-name="ListLabel 3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4" style:display-name="ListLabel 4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5" style:display-name="ListLabel 5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6" style:display-name="ListLabel 6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7" style:display-name="ListLabel 7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8" style:display-name="ListLabel 8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ListLabel_20_9" style:display-name="ListLabel 9" style:family="text">
      <style:text-properties fo:color="#000000" loext:opacity="100%" style:text-line-through-style="none" style:text-line-through-type="none" style:text-position="0% 100%" fo:font-size="8pt" fo:font-style="normal" style:text-underline-style="none" fo:font-weight="bold" style:font-name-asian="Arial" style:font-family-asian="Arial" style:font-family-generic-asian="swiss" style:font-pitch-asian="variable" style:font-size-asian="8pt" style:font-style-asian="normal" style:font-weight-asian="bold" style:font-name-complex="Arial" style:font-family-complex="Arial" style:font-family-generic-complex="swiss" style:font-pitch-complex="variable" style:font-size-complex="8pt" style:font-weight-complex="bold"/>
    </style:style>
    <style:style style:name="Texto_20_de_20_globo_20_Car" style:display-name="Texto de globo Car" style:family="text">
      <style:text-properties fo:color="#000000" loext:opacity="100%" style:font-name="Segoe UI" fo:font-family="'Segoe UI'" style:font-family-generic="swiss" style:font-pitch="variable" fo:font-size="9pt" style:letter-kerning="true" style:font-name-asian="Calibri" style:font-family-asian="Calibri" style:font-family-generic-asian="swiss" style:font-pitch-asian="variable" style:font-size-asian="9pt" style:font-name-complex="Segoe UI" style:font-family-complex="'Segoe UI'" style:font-family-generic-complex="swiss" style:font-pitch-complex="variable" style:font-size-complex="9pt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list-style style:name="WW8Num1">
      <text:list-level-style-number text:level="1" text:style-name="WW8Num1z0" style:num-suffix="." style:num-format="A" style:num-letter-sync="true">
        <style:list-level-properties text:list-level-position-and-space-mode="label-alignment">
          <style:list-level-label-alignment text:label-followed-by="listtab" text:list-tab-stop-position="1.249cm" fo:margin-left="0.635cm"/>
        </style:list-level-properties>
      </text:list-level-style-number>
      <text:list-level-style-number text:level="2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5.087cm"/>
        </style:list-level-properties>
      </text:list-level-style-number>
      <text:list-level-style-number text:level="3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6.357cm"/>
        </style:list-level-properties>
      </text:list-level-style-number>
      <text:list-level-style-number text:level="4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7.627cm"/>
        </style:list-level-properties>
      </text:list-level-style-number>
      <text:list-level-style-number text:level="5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8.897cm"/>
        </style:list-level-properties>
      </text:list-level-style-number>
      <text:list-level-style-number text:level="6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0.167cm"/>
        </style:list-level-properties>
      </text:list-level-style-number>
      <text:list-level-style-number text:level="7" text:style-name="WW8Num1z0" style:num-suffix="." style:num-format="1" text:display-levels="2">
        <style:list-level-properties text:list-level-position-and-space-mode="label-alignment">
          <style:list-level-label-alignment text:label-followed-by="listtab" fo:margin-left="11.437cm"/>
        </style:list-level-properties>
      </text:list-level-style-number>
      <text:list-level-style-number text:level="8" text:style-name="WW8Num1z0" style:num-suffix="." style:num-format="a" style:num-letter-sync="true" text:display-levels="2">
        <style:list-level-properties text:list-level-position-and-space-mode="label-alignment">
          <style:list-level-label-alignment text:label-followed-by="listtab" fo:margin-left="12.707cm"/>
        </style:list-level-properties>
      </text:list-level-style-number>
      <text:list-level-style-number text:level="9" text:style-name="WW8Num1z0" style:num-suffix="." style:num-format="i" text:display-levels="2">
        <style:list-level-properties text:list-level-position-and-space-mode="label-alignment">
          <style:list-level-label-alignment text:label-followed-by="listtab" fo:margin-left="13.977cm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2">
      <text:list-level-style-number text:level="1" text:style-name="WW8Num2z0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2" text:style-name="WW8Num2z1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3" text:style-name="WW8Num2z2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4" text:style-name="WW8Num2z3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5" text:style-name="WW8Num2z4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6" text:style-name="WW8Num2z5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7" text:style-name="WW8Num2z6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8" text:style-name="WW8Num2z7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9" text:style-name="WW8Num2z8" style:num-suffix="." style:num-format="">
        <style:list-level-properties text:list-level-position-and-space-mode="label-alignment">
          <style:list-level-label-alignment text:label-followed-by="nothing"/>
        </style:list-level-properties>
      </text:list-level-style-number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3" text:consecutive-numbering="true">
      <text:list-level-style-bullet text:level="1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1.289cm"/>
        </style:list-level-properties>
        <style:text-properties style:font-name="Symbol"/>
      </text:list-level-style-bullet>
      <text:list-level-style-bullet text:level="2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2.559cm"/>
        </style:list-level-properties>
        <style:text-properties style:font-name="Courier New"/>
      </text:list-level-style-bullet>
      <text:list-level-style-bullet text:level="3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3.829cm"/>
        </style:list-level-properties>
        <style:text-properties style:font-name="Wingdings"/>
      </text:list-level-style-bullet>
      <text:list-level-style-bullet text:level="4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5.099cm"/>
        </style:list-level-properties>
        <style:text-properties style:font-name="Symbol"/>
      </text:list-level-style-bullet>
      <text:list-level-style-bullet text:level="5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6.369cm"/>
        </style:list-level-properties>
        <style:text-properties style:font-name="Courier New"/>
      </text:list-level-style-bullet>
      <text:list-level-style-bullet text:level="6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7.639cm"/>
        </style:list-level-properties>
        <style:text-properties style:font-name="Wingdings"/>
      </text:list-level-style-bullet>
      <text:list-level-style-bullet text:level="7" text:style-name="WW8Num3z0" style:num-suffix="." text:bullet-char="">
        <style:list-level-properties text:list-level-position-and-space-mode="label-alignment">
          <style:list-level-label-alignment text:label-followed-by="listtab" fo:text-indent="-0.635cm" fo:margin-left="8.909cm"/>
        </style:list-level-properties>
        <style:text-properties style:font-name="Symbol"/>
      </text:list-level-style-bullet>
      <text:list-level-style-bullet text:level="8" text:style-name="WW8Num3z1" style:num-suffix="." text:bullet-char="o">
        <style:list-level-properties text:list-level-position-and-space-mode="label-alignment">
          <style:list-level-label-alignment text:label-followed-by="listtab" fo:text-indent="-0.635cm" fo:margin-left="10.179cm"/>
        </style:list-level-properties>
        <style:text-properties style:font-name="Courier New"/>
      </text:list-level-style-bullet>
      <text:list-level-style-bullet text:level="9" text:style-name="WW8Num3z2" style:num-suffix="." text:bullet-char="">
        <style:list-level-properties text:list-level-position-and-space-mode="label-alignment">
          <style:list-level-label-alignment text:label-followed-by="listtab" fo:text-indent="-0.635cm" fo:margin-left="11.449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4" text:consecutive-numbering="true">
      <text:list-level-style-bullet text:level="1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Wingdings"/>
      </text:list-level-style-bullet>
      <text:list-level-style-bullet text:level="2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4z3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4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4z0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5" text:consecutive-numbering="true">
      <text:list-level-style-bullet text:level="1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Wingdings"/>
      </text:list-level-style-bullet>
      <text:list-level-style-bullet text:level="2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5z3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5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5z0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6" text:consecutive-numbering="true">
      <text:list-level-style-bullet text:level="1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1.27cm"/>
        </style:list-level-properties>
        <style:text-properties style:font-name="Symbol"/>
      </text:list-level-style-bullet>
      <text:list-level-style-bullet text:level="2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2.54cm"/>
        </style:list-level-properties>
        <style:text-properties style:font-name="Courier New"/>
      </text:list-level-style-bullet>
      <text:list-level-style-bullet text:level="3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3.81cm"/>
        </style:list-level-properties>
        <style:text-properties style:font-name="Wingdings"/>
      </text:list-level-style-bullet>
      <text:list-level-style-bullet text:level="4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5.08cm"/>
        </style:list-level-properties>
        <style:text-properties style:font-name="Symbol"/>
      </text:list-level-style-bullet>
      <text:list-level-style-bullet text:level="5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6.35cm"/>
        </style:list-level-properties>
        <style:text-properties style:font-name="Courier New"/>
      </text:list-level-style-bullet>
      <text:list-level-style-bullet text:level="6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7.62cm"/>
        </style:list-level-properties>
        <style:text-properties style:font-name="Wingdings"/>
      </text:list-level-style-bullet>
      <text:list-level-style-bullet text:level="7" text:style-name="WW8Num6z0" style:num-suffix="." text:bullet-char="">
        <style:list-level-properties text:list-level-position-and-space-mode="label-alignment">
          <style:list-level-label-alignment text:label-followed-by="listtab" fo:text-indent="-0.635cm" fo:margin-left="8.89cm"/>
        </style:list-level-properties>
        <style:text-properties style:font-name="Symbol"/>
      </text:list-level-style-bullet>
      <text:list-level-style-bullet text:level="8" text:style-name="WW8Num6z1" style:num-suffix="." text:bullet-char="o">
        <style:list-level-properties text:list-level-position-and-space-mode="label-alignment">
          <style:list-level-label-alignment text:label-followed-by="listtab" fo:text-indent="-0.635cm" fo:margin-left="10.16cm"/>
        </style:list-level-properties>
        <style:text-properties style:font-name="Courier New"/>
      </text:list-level-style-bullet>
      <text:list-level-style-bullet text:level="9" text:style-name="WW8Num6z2" style:num-suffix="." text:bullet-char="">
        <style:list-level-properties text:list-level-position-and-space-mode="label-alignment">
          <style:list-level-label-alignment text:label-followed-by="listtab" fo:text-indent="-0.635cm" fo:margin-left="11.43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8Num7" text:consecutive-numbering="true">
      <text:list-level-style-bullet text:level="1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1.272cm"/>
        </style:list-level-properties>
        <style:text-properties style:font-name="Symbol"/>
      </text:list-level-style-bullet>
      <text:list-level-style-bullet text:level="2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2.542cm"/>
        </style:list-level-properties>
        <style:text-properties style:font-name="Courier New"/>
      </text:list-level-style-bullet>
      <text:list-level-style-bullet text:level="3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3.812cm"/>
        </style:list-level-properties>
        <style:text-properties style:font-name="Wingdings"/>
      </text:list-level-style-bullet>
      <text:list-level-style-bullet text:level="4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5.082cm"/>
        </style:list-level-properties>
        <style:text-properties style:font-name="Symbol"/>
      </text:list-level-style-bullet>
      <text:list-level-style-bullet text:level="5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6.352cm"/>
        </style:list-level-properties>
        <style:text-properties style:font-name="Courier New"/>
      </text:list-level-style-bullet>
      <text:list-level-style-bullet text:level="6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7.622cm"/>
        </style:list-level-properties>
        <style:text-properties style:font-name="Wingdings"/>
      </text:list-level-style-bullet>
      <text:list-level-style-bullet text:level="7" text:style-name="WW8Num7z0" style:num-suffix="." text:bullet-char="">
        <style:list-level-properties text:list-level-position-and-space-mode="label-alignment">
          <style:list-level-label-alignment text:label-followed-by="listtab" fo:text-indent="-0.635cm" fo:margin-left="8.892cm"/>
        </style:list-level-properties>
        <style:text-properties style:font-name="Symbol"/>
      </text:list-level-style-bullet>
      <text:list-level-style-bullet text:level="8" text:style-name="WW8Num7z1" style:num-suffix="." text:bullet-char="o">
        <style:list-level-properties text:list-level-position-and-space-mode="label-alignment">
          <style:list-level-label-alignment text:label-followed-by="listtab" fo:text-indent="-0.635cm" fo:margin-left="10.162cm"/>
        </style:list-level-properties>
        <style:text-properties style:font-name="Courier New"/>
      </text:list-level-style-bullet>
      <text:list-level-style-bullet text:level="9" text:style-name="WW8Num7z2" style:num-suffix="." text:bullet-char="">
        <style:list-level-properties text:list-level-position-and-space-mode="label-alignment">
          <style:list-level-label-alignment text:label-followed-by="listtab" fo:text-indent="-0.635cm" fo:margin-left="11.432cm"/>
        </style:list-level-properties>
        <style:text-properties style:font-name="Wingdings"/>
      </text:list-level-style-bullet>
      <text:list-level-style-number text:level="10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style:default-page-layout>
      <style:page-layout-properties style:layout-grid-standard-mode="true"/>
    </style:default-page-layout>
  </office:styles>
  <office:automatic-styles>
    <style:page-layout style:name="Mpm1">
      <style:page-layout-properties fo:page-width="27.94cm" fo:page-height="21.59cm" style:num-format="1" style:print-orientation="landscape" fo:margin-top="1.75cm" fo:margin-bottom="1.501cm" fo:margin-left="1.251cm" fo:margin-right="1.185cm" fo:background-color="#ffffff" style:writing-mode="lr-tb" style:layout-grid-color="#c0c0c0" style:layout-grid-lines="34" style:layout-grid-base-height="0.527cm" style:layout-grid-ruby-height="0cm" style:layout-grid-mode="none" style:layout-grid-ruby-below="false" style:layout-grid-print="false" style:layout-grid-display="false" style:layout-grid-base-width="0.423cm" style:layout-grid-snap-to="true" draw:fill="solid" draw:fill-color="#ffffff" draw:opacity="0%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fill="solid" draw:fill-color="#ffffff" draw:opacity="0%" draw:background-size="full"/>
    </style:style>
  </office:automatic-styles>
  <office:master-styles>
    <style:master-page style:name="Standard" style:page-layout-name="Mpm1" draw:style-name="Mdp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dc:title/>
    <dc:subject/>
    <meta:keyword/>
    <meta:initial-creator>FENIX</meta:initial-creator>
    <meta:creation-date>2018-12-02T14:04:00</meta:creation-date>
    <dc:creator>Moshkodo Moshkodoi</dc:creator>
    <dc:date>2021-03-16T08:00:00</dc:date>
    <meta:print-date>2019-10-03T23:31:00</meta:print-date>
    <meta:editing-cycles>155</meta:editing-cycles>
    <meta:editing-duration>PT9H39M</meta:editing-duration>
    <meta:document-statistic meta:table-count="1" meta:image-count="0" meta:object-count="0" meta:page-count="2" meta:paragraph-count="85" meta:word-count="439" meta:character-count="3336" meta:non-whitespace-character-count="2480"/>
    <meta:generator>LibreOffice/7.0.4.2$Linux_X86_64 LibreOffice_project/00$Build-2</meta:generator>
    <meta:user-defined meta:name="AppVersion">12.0000</meta:user-defined>
    <meta:user-defined meta:name="DocSecurity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ScaleCrop" meta:value-type="boolean">false</meta:user-defined>
    <meta:user-defined meta:name="ShareDoc" meta:value-type="boolean">false</meta:user-defined>
  </office:meta>
</office:document-meta>
</file>